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solid" style:text-underline-width="auto" style:text-underline-color="font-color"/>
    </style:style>
    <style:style style:name="T1" style:family="text">
      <style:text-properties style:text-underline-style="none"/>
    </style:style>
    <style:style style:name="T2" style:family="text">
      <style:text-properties fo:color="#000000" style:font-name="Times New Roman" fo:font-size="12pt" fo:letter-spacing="normal" fo:font-style="normal" fo:font-weight="normal" style:font-style-asian="normal" style:font-style-complex="normal"/>
    </style:style>
    <style:style style:name="T3" style:family="text">
      <style:text-properties fo:color="#000000" style:font-name="Times New Roman" fo:font-size="12pt" fo:letter-spacing="normal" fo:font-style="normal" fo:font-weight="normal" style:font-style-asian="normal" style:font-name-complex="Times New Roman1"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udren FLOCH</text:p>
      <text:p text:style-name="Standard">520 Route du Guillermet</text:p>
      <text:p text:style-name="Standard">38850 CHARAVINES</text:p>
      <text:p text:style-name="Standard">06 72 37 11 66</text:p>
      <text:p text:style-name="Standard"><text:a xlink:type="simple" xlink:href="mailto:a.floch@outlook.fr" text:style-name="Internet_20_link" text:visited-style-name="Visited_20_Internet_20_Link">a.floch@outlook.fr</text:a></text:p>
      <text:p text:style-name="Standard"/>
      <text:p text:style-name="Standard"/>
      <text:p text:style-name="Standard"/>
      <text:p text:style-name="P1"><text:tab/><text:tab/><text:tab/><text:tab/><text:tab/><text:tab/><text:tab/><text:tab/><text:tab/>Charavines,</text:p>
      <text:p text:style-name="P1"><text:tab/><text:tab/><text:tab/><text:tab/><text:tab/><text:tab/><text:tab/><text:tab/><text:tab/>Le 24 Novembre 2022</text:p>
      <text:p text:style-name="Standard"/>
      <text:p text:style-name="Standard"/>
      <text:p text:style-name="Standard"/>
      <text:p text:style-name="P2">Objet :<text:span text:style-name="T1"> Candidature spontanée stage /</text:span></text:p>
      <text:p text:style-name="P1">alternance développeur web</text:p>
      <text:p text:style-name="P1"/>
      <text:p text:style-name="P1"><text:tab/><text:tab/><text:tab/><text:tab/><text:tab/><text:tab/><text:tab/><text:tab/></text:p>
      <text:p text:style-name="P1"/>
      <text:p text:style-name="P1"/>
      <text:p text:style-name="P1">Madame, Monsieur,</text:p>
      <text:p text:style-name="P1"/>
      <text:p text:style-name="P1"/>
      <text:p text:style-name="P1"><text:span text:style-name="Emphasis"><text:span text:style-name="T2">Actuellement en formation à la Wild Code School, je suis à la recherche d'un stage de 4 à 6 mois ou d'une alternance d'une durée de 12 mois dans le développement web afin de compléter mes connaissances en programmation et de me former au métier de développeur. Mon stage, ou mon alternance, aura lieu à partir de septembre 2022. Par la présente, je me permets de vous adresser ma candidature.</text:span></text:span></text:p>
      <text:p text:style-name="P1"><text:span text:style-name="Emphasis"><text:span text:style-name="T2"/></text:span></text:p>
      <text:p text:style-name="P1"><text:span text:style-name="Emphasis"><text:span text:style-name="T2">Au cours de ma formation j'ai pu travailler sur plusieurs projets qui m'ont permis d'acquérir une solide maîtrise des langages de programmation (HTML, CSS, Javascript/React, Node.js/Express et MySQL). Ces premières expériences m'ont permis de me familiariser avec le travail en équipe et les conditions du métier. </text:span></text:span></text:p>
      <text:p text:style-name="P1"><text:span text:style-name="Emphasis"><text:span text:style-name="T2"/></text:span></text:p>
      <text:p text:style-name="P1"><text:span text:style-name="Emphasis"><text:span text:style-name="T2">Fort de ma passion pour ce domaine, je suis très investi dans mon travail et ne ménage pas mes efforts pour assister mes collaborateurs ou trouver des solutions aux problèmes rencontrés. Organisé, efficace et doté d'un bon esprit d'analyse, je pense pouvoir prendre rapidement mes marques et monter en compétences.</text:span></text:span></text:p>
      <text:p text:style-name="P1"><text:span text:style-name="Emphasis"><text:span text:style-name="T2"/></text:span></text:p>
      <text:p text:style-name="P1"><text:span text:style-name="Emphasis"><text:span text:style-name="T2">En espérant que ma candidature vous intéresse, je reste à votre disposition pour un éventuel entretien et vous remercie pour votre considération.</text:span></text:span></text:p>
      <text:p text:style-name="P1"><text:span text:style-name="Emphasis"><text:span text:style-name="T2"/></text:span></text:p>
      <text:p text:style-name="P1"><text:span text:style-name="Emphasis"><text:span text:style-name="T3">Je vous prie d’agréer, Madame, Monsieur, mes sincères salutations.</text:span></text:span></text:p>
      <text:p text:style-name="P1"><text:span text:style-name="Emphasis"><text:span text:style-name="T3"/></text:span></text:p>
      <text:p text:style-name="P1"><text:span text:style-name="Emphasis"><text:span text:style-name="T3"/></text:span></text:p>
      <text:p text:style-name="P1"><text:span text:style-name="Emphasis"><text:span text:style-name="T3"><text:tab/><text:tab/><text:tab/><text:tab/><text:tab/><text:tab/><text:tab/><text:tab/></text:span></text:span></text:p>
      <text:p text:style-name="P1"><text:span text:style-name="Emphasis"><text:span text:style-name="T3"/></text:span></text:p>
      <text:p text:style-name="P1"><text:span text:style-name="Emphasis"><text:span text:style-name="T3"><text:tab/><text:tab/><text:tab/><text:tab/><text:tab/><text:tab/><text:tab/><text:tab/><text:tab/>Audren FLOCH</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5M48S</meta:editing-duration>
    <meta:editing-cycles>31</meta:editing-cycles>
    <meta:generator>OpenOffice/4.1.9$Win32 OpenOffice.org_project/419m1$Build-9805</meta:generator>
    <dc:date>2022-11-24T09:40:54.07</dc:date>
    <dc:creator>Audren FLOCH</dc:creator>
    <meta:document-statistic meta:table-count="0" meta:image-count="0" meta:object-count="0" meta:page-count="1" meta:paragraph-count="18" meta:word-count="229" meta:character-count="1479"/>
    <meta:user-defined meta:name="Info 1"/>
    <meta:user-defined meta:name="Info 2"/>
    <meta:user-defined meta:name="Info 3"/>
    <meta:user-defined meta:name="Info 4"/>
  </office:meta>
</office:document-meta>
</file>